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48cm"/>
    </style:style>
    <style:style style:name="co2" style:family="table-column">
      <style:table-column-properties fo:break-before="auto" style:column-width="3.3cm"/>
    </style:style>
    <style:style style:name="co3" style:family="table-column">
      <style:table-column-properties fo:break-before="auto" style:column-width="5.985cm"/>
    </style:style>
    <style:style style:name="co4" style:family="table-column">
      <style:table-column-properties fo:break-before="auto" style:column-width="2.829cm"/>
    </style:style>
    <style:style style:name="co5" style:family="table-column">
      <style:table-column-properties fo:break-before="auto" style:column-width="4.371cm"/>
    </style:style>
    <style:style style:name="co6" style:family="table-column">
      <style:table-column-properties fo:break-before="auto" style:column-width="6.112cm"/>
    </style:style>
    <style:style style:name="co7" style:family="table-column">
      <style:table-column-properties fo:break-before="auto" style:column-width="0.589cm"/>
    </style:style>
    <style:style style:name="co8" style:family="table-column">
      <style:table-column-properties fo:break-before="auto" style:column-width="4.74cm"/>
    </style:style>
    <style:style style:name="co9" style:family="table-column">
      <style:table-column-properties fo:break-before="auto" style:column-width="6.225cm"/>
    </style:style>
    <style:style style:name="co10" style:family="table-column">
      <style:table-column-properties fo:break-before="auto" style:column-width="3.725cm"/>
    </style:style>
    <style:style style:name="co11" style:family="table-column">
      <style:table-column-properties fo:break-before="auto" style:column-width="5.211cm"/>
    </style:style>
    <style:style style:name="co12" style:family="table-column">
      <style:table-column-properties fo:break-before="auto" style:column-width="4.904cm"/>
    </style:style>
    <style:style style:name="co13" style:family="table-column">
      <style:table-column-properties fo:break-before="auto" style:column-width="0.753cm"/>
    </style:style>
    <style:style style:name="co14" style:family="table-column">
      <style:table-column-properties fo:break-before="auto" style:column-width="2.258cm"/>
    </style:style>
    <style:style style:name="ro1" style:family="table-row">
      <style:table-row-properties style:row-height="0.519cm" fo:break-before="auto" style:use-optimal-row-height="false"/>
    </style:style>
    <style:style style:name="ro2" style:family="table-row">
      <style:table-row-properties style:row-height="3.399cm" fo:break-before="auto" style:use-optimal-row-height="false"/>
    </style:style>
    <style:style style:name="ro3" style:family="table-row">
      <style:table-row-properties style:row-height="0.893cm" fo:break-before="auto" style:use-optimal-row-height="false"/>
    </style:style>
    <style:style style:name="ro4" style:family="table-row">
      <style:table-row-properties style:row-height="5.713cm" fo:break-before="auto" style:use-optimal-row-height="true"/>
    </style:style>
    <style:style style:name="ro5" style:family="table-row">
      <style:table-row-properties style:row-height="4.08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2.078cm" fo:break-before="auto" style:use-optimal-row-height="false"/>
    </style:style>
    <style:style style:name="ro8" style:family="table-row">
      <style:table-row-properties style:row-height="2.88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e3e300" style:cell-protect="none" style:print-content="true" style:text-align-source="fix" style:repeat-content="false" fo:wrap-option="wrap" style:vertical-align="top"/>
      <style:paragraph-properties fo:text-align="start"/>
    </style:style>
    <style:style style:name="ce8" style:family="table-cell" style:parent-style-name="Default">
      <style:table-cell-properties style:cell-protect="none" style:print-content="true" style:text-align-source="fix" style:repeat-content="false" fo:background-color="transparent" fo:wrap-option="wrap" style:vertical-align="top"/>
      <style:paragraph-properties fo:text-align="start"/>
    </style:style>
    <style:style style:name="ce10" style:family="table-cell" style:parent-style-name="Default">
      <style:table-cell-properties fo:border-bottom="0.74pt solid #000000" fo:background-color="#e3e300" style:cell-protect="none" style:print-content="true" style:text-align-source="fix" style:repeat-content="false" fo:wrap-option="wrap" fo:border-left="0.74pt solid #000000" fo:border-right="none" fo:border-top="0.74pt solid #000000" style:vertical-align="top"/>
      <style:paragraph-properties fo:text-align="start"/>
    </style:style>
    <style:style style:name="ce11" style:family="table-cell" style:parent-style-name="Default">
      <style:table-cell-properties fo:border-bottom="none" style:cell-protect="none" style:print-content="true" style:text-align-source="fix" style:repeat-content="false" fo:wrap-option="wrap" fo:border-left="0.74pt solid #000000" fo:border-right="none" fo:border-top="0.74pt solid #000000" style:vertical-align="top"/>
      <style:paragraph-properties fo:text-align="start"/>
    </style:style>
    <style:style style:name="ce15" style:family="table-cell" style:parent-style-name="Default">
      <style:table-cell-properties fo:border-bottom="0.74pt solid #000000" style:cell-protect="none" style:print-content="true" style:text-align-source="fix" style:repeat-content="false" fo:wrap-option="wrap" fo:border-left="0.74pt solid #000000" fo:border-right="none" fo:border-top="none" style:vertical-align="top"/>
      <style:paragraph-properties fo:text-align="start"/>
    </style:style>
    <style:style style:name="ce16" style:family="table-cell" style:parent-style-name="Default">
      <style:table-cell-properties fo:border-bottom="0.74pt solid #000000" style:cell-protect="none" style:print-content="true" style:text-align-source="fix" style:repeat-content="false" fo:wrap-option="wrap" fo:border-left="0.74pt solid #000000" fo:border-right="0.74pt solid #000000" fo:border-top="none" style:vertical-align="top"/>
      <style:paragraph-properties fo:text-align="start" fo:margin-left="0cm"/>
    </style:style>
    <style:style style:name="ce17" style:family="table-cell" style:parent-style-name="Default">
      <style:table-cell-properties style:cell-protect="none" style:print-content="true" style:text-align-source="fix" style:repeat-content="false" fo:wrap-option="wrap" fo:border="0.74pt solid #000000" style:vertical-align="top"/>
      <style:paragraph-properties fo:text-align="center" fo:margin-left="0cm"/>
    </style:style>
    <style:style style:name="ce18" style:family="table-cell" style:parent-style-name="Default">
      <style:table-cell-properties style:cell-protect="none" style:print-content="true" style:text-align-source="fix" style:repeat-content="false" fo:wrap-option="wrap" fo:border="0.74pt solid #000000" style:vertical-align="top"/>
      <style:paragraph-properties fo:text-align="start"/>
    </style:style>
    <style:style style:name="ce19" style:family="table-cell" style:parent-style-name="Default">
      <style:table-cell-properties fo:border-bottom="0.74pt solid #000000" style:cell-protect="none" style:print-content="true" style:text-align-source="fix" style:repeat-content="false" fo:wrap-option="wrap" fo:border-left="0.74pt solid #000000" fo:border-right="0.74pt solid #000000" fo:border-top="none" style:vertical-align="top"/>
      <style:paragraph-properties fo:text-align="start"/>
    </style:style>
    <style:style style:name="ce20" style:family="table-cell" style:parent-style-name="Default">
      <style:table-cell-properties style:cell-protect="none" style:print-content="true" style:text-align-source="fix" style:repeat-content="false" fo:wrap-option="wrap" style:vertical-align="top"/>
      <style:paragraph-properties fo:text-align="start"/>
    </style:style>
    <style:style style:name="ce21" style:family="table-cell" style:parent-style-name="Default">
      <style:table-cell-properties fo:border-bottom="0.74pt solid #000000" fo:background-color="#e3e300" style:cell-protect="none" style:print-content="true" style:text-align-source="fix" style:repeat-content="false" fo:wrap-option="wrap" fo:border-left="none" fo:border-right="none" fo:border-top="0.74pt solid #000000" style:vertical-align="top"/>
      <style:paragraph-properties fo:text-align="start"/>
    </style:style>
    <style:style style:name="ce22" style:family="table-cell" style:parent-style-name="Default">
      <style:table-cell-properties fo:border-bottom="0.74pt solid #000000" style:cell-protect="none" style:print-content="true" style:text-align-source="fix" style:repeat-content="false" fo:wrap-option="wrap" fo:border-left="0.74pt solid #000000" fo:border-right="none" fo:border-top="0.74pt solid #000000" style:vertical-align="top"/>
      <style:paragraph-properties fo:text-align="start"/>
    </style:style>
    <style:style style:name="ce23" style:family="table-cell" style:parent-style-name="Default">
      <style:table-cell-properties style:cell-protect="none" style:print-content="true" style:text-align-source="fix" style:repeat-content="false" fo:wrap-option="wrap" fo:border="none" style:vertical-align="top"/>
      <style:paragraph-properties fo:text-align="start"/>
    </style:style>
    <style:style style:name="ce24" style:family="table-cell" style:parent-style-name="Default">
      <style:table-cell-properties fo:border-bottom="0.74pt solid #000000" fo:background-color="#e3e300" style:cell-protect="none" style:print-content="true" style:text-align-source="fix" style:repeat-content="false" fo:wrap-option="wrap" fo:border-left="none" fo:border-right="0.74pt solid #000000" fo:border-top="0.74pt solid #000000" style:vertical-align="top"/>
      <style:paragraph-properties fo:text-align="start"/>
    </style:style>
    <style:style style:name="ce25" style:family="table-cell" style:parent-style-name="Default">
      <style:table-cell-properties fo:border-bottom="0.74pt solid #000000" style:cell-protect="none" style:print-content="true" style:text-align-source="fix" style:repeat-content="false" fo:wrap-option="wrap" fo:border-left="none" fo:border-right="0.74pt solid #000000" fo:border-top="0.74pt solid #000000" style:vertical-align="top"/>
      <style:paragraph-properties fo:text-align="start"/>
    </style:style>
    <style:style style:name="ce26" style:family="table-cell" style:parent-style-name="Default">
      <style:table-cell-properties fo:border-bottom="none" style:cell-protect="none" style:print-content="true" style:text-align-source="fix" style:repeat-content="false" fo:wrap-option="wrap" fo:border-left="none" fo:border-right="0.74pt solid #000000" fo:border-top="none" style:vertical-align="top"/>
      <style:paragraph-properties fo:text-align="start"/>
    </style:style>
    <style:style style:name="ce27" style:family="table-cell" style:parent-style-name="Default">
      <style:table-cell-properties fo:border-bottom="none" style:cell-protect="none" style:print-content="true" style:text-align-source="fix" style:repeat-content="false" fo:wrap-option="wrap" fo:border-left="0.74pt solid #000000" fo:border-right="0.74pt solid #000000" fo:border-top="0.74pt solid #000000" style:vertical-align="top"/>
      <style:paragraph-properties fo:text-align="start"/>
    </style:style>
    <style:style style:name="ce28" style:family="table-cell" style:parent-style-name="Default">
      <style:table-cell-properties fo:border-bottom="0.74pt solid #000000" style:cell-protect="none" style:print-content="true" style:text-align-source="fix" style:repeat-content="false" fo:wrap-option="wrap" fo:border-left="none" fo:border-right="none" fo:border-top="0.74pt solid #000000" style:vertical-align="top"/>
      <style:paragraph-properties fo:text-align="start"/>
    </style:style>
    <style:style style:name="ce29" style:family="table-cell" style:parent-style-name="Default">
      <style:table-cell-properties fo:border-bottom="none" fo:border-left="0.74pt solid #000000" fo:border-right="none" fo:border-top="non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table table:name="Tabelle1" table:style-name="ta1">
        <table:table-column table:style-name="co1" table:default-cell-style-name="ce8"/>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20"/>
        <table:table-column table:style-name="co13" table:default-cell-style-name="ce20"/>
        <table:table-column table:style-name="co14" table:number-columns-repeated="1011" table:default-cell-style-name="ce20"/>
        <table:table-row table:style-name="ro1">
          <table:table-cell table:style-name="ce3" office:value-type="float" office:value="1" calcext:value-type="float">
            <text:p>1</text:p>
          </table:table-cell>
          <table:table-cell table:style-name="ce10" office:value-type="string" calcext:value-type="string">
            <text:p>Ga li</text:p>
          </table:table-cell>
          <table:table-cell table:style-name="ce21"/>
          <table:table-cell table:style-name="ce24"/>
          <table:table-cell table:style-name="ce21" office:value-type="string" calcext:value-type="string" table:number-columns-spanned="2" table:number-rows-spanned="1">
            <text:p>Biologischer Sinn in der Ca-Phase</text:p>
          </table:table-cell>
          <table:covered-table-cell table:style-name="ce24"/>
          <table:table-cell table:style-name="ce3" table:number-columns-repeated="1018"/>
        </table:table-row>
        <table:table-row table:style-name="ro2">
          <table:table-cell table:style-name="ce3"/>
          <table:table-cell table:style-name="ce11" office:value-type="string" calcext:value-type="string">
            <text:p>Nieren Sammelrohr Ca</text:p>
            <text:p>Der linken Niere.</text:p>
            <text:p>Rückaufnahme des isoosmotischen Urins, Wasser retentio, Oligurie</text:p>
          </table:table-cell>
          <table:table-cell table:style-name="ce22" office:value-type="string" calcext:value-type="string" table:number-columns-spanned="1" table:number-rows-spanned="2">
            <text:p>Existenzkonflikt, Flüchtlingskonflikt, „alles verloren“, „wie ausgebombt“, <text:s/>z.B. Angst vor brutalem Krankenhaus (Krankenhaus-Konflikt), Konflikt des sich-mutter-seelen-alleingelassen-fühlens, Konflikt des sich unversorgt-oder-sich-schlecht-fphlens, konflikt des sich-in-der-wüste-fühlens (ohne Wasser)</text:p>
          </table:table-cell>
          <table:table-cell table:style-name="ce18" office:value-type="string" calcext:value-type="string">
            <text:p>HH im Stammhirn (Pons) links ventral ungekrezut</text:p>
          </table:table-cell>
          <table:table-cell table:style-name="ce18" office:value-type="string" calcext:value-type="string">
            <text:p><text:span text:style-name="T2">Biologischer Sinn: </text:span>die Einsparung von Wasser und Harnstoff um eine längere Überlebenszeit auf dem Strand oder in der Wüste ohne Wasser und Nahrung zu ermöglichen</text:p>
          </table:table-cell>
          <table:table-cell table:style-name="ce18" office:value-type="string" calcext:value-type="string" table:number-columns-spanned="1" table:number-rows-spanned="3">
            <text:p>Bei der Heilung des Sammelrohr-Karzinoms unterscheiden wir die biologische Heilung mit verkäsend nekrotisierender Tbc und die unbiologische Heilung ohne Tbc. Bei der unbioligische Heilung kann es trotz Lösung der Verstopfung des Nierenbecken-Ausgang kommen (stumme Niere)- Die Urämie ist keine tödliche Krankheit wie wir früher dachten, sie verschwindet spontan bei Lösung der Existenzkonflikte. Sogar bei unbiologischer Heilung, d.H. bei fortbestehen des Sammelrohr-Karzinoms scheidet der Organismus trotzdem vermehrt Urin aus. Früher diagnostizierte man röntgenologisch eine Nieren-Tuberkulose an den teilweise sehr starkt verklumpten Nierenbecken bzw. Nierenkelchen, d.h. hier waren kompakte Adeno-Ca Tumoren durch Mykobakterien (Tbc) verkäst worden. Durch Kavernen erchienen die Nierenkelche verplumpt</text:p>
          </table:table-cell>
          <table:table-cell table:style-name="ce3"/>
          <table:table-cell table:style-name="ce27" office:value-type="string" calcext:value-type="string">
            <text:p>Nieren Sammelrohr Ca</text:p>
            <text:p>Der linken Niere.</text:p>
            <text:p>Rückaufnahme des isoosmotischen Urins, Wasser retentio, Oligurie</text:p>
          </table:table-cell>
          <table:table-cell table:style-name="ce22" office:value-type="string" calcext:value-type="string" table:number-columns-spanned="1" table:number-rows-spanned="2">
            <text:p>Existenzkonflikt, Flüchtlingskonflikt, „alles verloren“, „wie ausgebombt“, <text:s/>z.B. Angst vor brutalem Krankenhaus (Krankenhaus-Konflikt), Konflikt des sich-mutter-seelen-alleingelassen-fühlens, Konflikt des sich unversorgt-oder-sich-schlecht-fphlens, konflikt des sich-in-der-wüste-fühlens (ohne Wasser)</text:p>
          </table:table-cell>
          <table:table-cell table:style-name="ce18" office:value-type="string" calcext:value-type="string">
            <text:p>HH im Stammhirn (Pons) links ventral ungekrezut</text:p>
          </table:table-cell>
          <table:table-cell table:style-name="ce18" office:value-type="string" calcext:value-type="string">
            <text:p><text:span text:style-name="T2">Biologischer Sinn: </text:span>die Einsparung von Wasser und Harnstoff um eine längere Überlebenszeit auf dem Strand oder in der Wüste ohne Wasser und Nahrung zu ermöglichen</text:p>
          </table:table-cell>
          <table:table-cell table:style-name="ce18" office:value-type="string" calcext:value-type="string" table:number-columns-spanned="1" table:number-rows-spanned="3">
            <text:p>Bei der Heilung des Sammelrohr-Karzinoms unterscheiden wir die biologische Heilung mit verkäsend nekrotisierender Tbc und die unbiologische Heilung ohne Tbc. Bei der unbioligische Heilung kann es trotz Lösung der Verstopfung des Nierenbecken-Ausgang kommen (stumme Niere)- Die Urämie ist keine tödliche Krankheit wie wir früher dachten, sie verschwindet spontan bei Lösung der Existenzkonflikte. Sogar bei unbiologischer Heilung, d.H. bei fortbestehen des Sammelrohr-Karzinoms scheidet der Organismus trotzdem vermehrt Urin aus. Früher diagnostizierte man röntgenologisch eine Nieren-Tuberkulose an den teilweise sehr starkt verklumpten Nierenbecken bzw. Nierenkelchen, d.h. hier waren kompakte Adeno-Ca Tumoren durch Mykobakterien (Tbc) verkäst worden. Durch Kavernen erchienen die Nierenkelche verplumpt</text:p>
          </table:table-cell>
          <table:table-cell table:style-name="ce3"/>
          <table:table-cell table:number-columns-repeated="1011"/>
        </table:table-row>
        <table:table-row table:style-name="ro3">
          <table:table-cell table:style-name="ce3"/>
          <table:table-cell table:style-name="ce15"/>
          <table:covered-table-cell table:style-name="ce23"/>
          <table:table-cell table:style-name="ce25"/>
          <table:table-cell table:style-name="ce26"/>
          <table:covered-table-cell/>
          <table:table-cell table:style-name="ce3"/>
          <table:table-cell table:style-name="ce19"/>
          <table:covered-table-cell table:style-name="ce23"/>
          <table:table-cell table:style-name="ce28"/>
          <table:table-cell table:style-name="ce29"/>
          <table:covered-table-cell/>
          <table:table-cell table:style-name="ce3"/>
          <table:table-cell table:number-columns-repeated="1011"/>
        </table:table-row>
        <table:table-row table:style-name="ro4">
          <table:table-cell table:style-name="ce3"/>
          <table:table-cell table:style-name="ce16" office:value-type="string" calcext:value-type="string" table:number-columns-spanned="4" table:number-rows-spanned="1">
            <text:p>Kompatkes blumenkohlartig wachsendes Adeno-Ca der sektorischen Qualität oder flachwachsendes Adeno-Ca der resorptiven qualität der Tubuli zwischen Nierenkelchen und Nierenparenchym der Glomeruli im Gegensatz zu den Nierenparenchym-Nekrosen (bei Wassserkonflikt mit Nierenzysten in der Heilungsphase)</text:p>
            <text:p>Hier: Zellvermehrung in der ca-phase. Der Aktive Wasserretentions-Konflikt mit Sammelrohr-Ca hat eine sehr große Bedeutung wen er zusammen mit der <text:span text:style-name="T1">pcl-Phase eines anderen Konfliktes vorkommt → Syndrom! Dann resultiert ein ausgiebiges Ödem im betroffenen Organbereich</text:span><text:span text:style-name="T2"> z.B: pcl-Phase der Knochen = Leukämie + Syndrom = Gicht</text:span>, sowie transsudativer Pleura-Erguß, transsudativer Aszites, Akuter Gelenkheumatismus, etc. etc. Das Gleiche passiert aber auch im Gehirn mit dem HH: Diese stark geschwollenen HH erscheinen uns früher oder später als „Hirntumore“ bei Lösung des Wasserretentions-Konfliktes bildet sich das sog. „Hirntumor-Ödem“ rasch zurück! Die sog. Harnstoffretention hat einen Biologischen Sinn. Wir nannten sie früher Urämie und stellten uns vor die Nieren würden „versagen“. In Wirklichkeit hat der Körper ein Harnstoffdepot angelegt für den Fall, dass längere Zeit kein Eiweiß als Nahrung zur verfügung steht → siehe Stickstoffzyklus</text:p>
          </table:table-cell>
          <table:covered-table-cell table:number-columns-repeated="3" table:style-name="ce23"/>
          <table:covered-table-cell/>
          <table:table-cell table:style-name="ce3"/>
          <table:table-cell table:style-name="ce16" office:value-type="string" calcext:value-type="string" table:number-columns-spanned="4" table:number-rows-spanned="1">
            <text:p>Kompatkes blumenkohlartig wachsendes Adeno-Ca der sektorischen Qualität oder flachwachsendes Adeno-Ca der resorptiven qualität der Tubuli zwischen Nierenkelchen und Nierenparenchym der Glomeruli im Gegensatz zu den Nierenparenchym-Nekrosen (bei Wassserkonflikt mit Nierenzysten in der Heilungsphase)</text:p>
            <text:p>Hier: Zellvermehrung in der ca-phase. Der Aktive Wasserretentions-Konflikt mit Sammelrohr-Ca hat eine sehr große Bedeutung wen er zusammen mit der <text:span text:style-name="T1">pcl-Phase eines anderen Konfliktes vorkommt → Syndrom! Dann resultiert ein ausgiebiges Ödem im betroffenen Organbereich</text:span><text:span text:style-name="T2"> z.B: pcl-Phase der Knochen = Leukämie + Syndrom = Gicht</text:span>, sowie transsudativer Pleura-Erguß, transsudativer Aszites, Akuter Gelenkheumatismus, etc. etc. Das Gleiche passiert aber auch im Gehirn mit dem HH: Diese stark geschwollenen HH erscheinen uns früher oder später als „Hirntumore“ bei Lösung des Wasserretentions-Konfliktes bildet sich das sog. „Hirntumor-Ödem“ rasch zurück! Die sog. Harnstoffretention hat einen Biologischen Sinn. Wir nannten sie früher Urämie und stellten uns vor die Nieren würden „versagen“. In Wirklichkeit hat der Körper ein Harnstoffdepot angelegt für den Fall, dass längere Zeit kein Eiweiß als Nahrung zur verfügung steht → siehe Stickstoffzyklus</text:p>
          </table:table-cell>
          <table:covered-table-cell table:number-columns-repeated="3" table:style-name="ce23"/>
          <table:covered-table-cell/>
          <table:table-cell table:style-name="ce3"/>
          <table:table-cell table:number-columns-repeated="1011"/>
        </table:table-row>
        <table:table-row table:style-name="ro5">
          <table:table-cell table:style-name="ce3"/>
          <table:table-cell table:style-name="ce17" office:value-type="string" calcext:value-type="string">
            <text:p>Nieren-</text:p>
            <text:p>Sammelrohr </text:p>
            <text:p><text:span text:style-name="T2">Syndrom</text:span></text:p>
          </table:table-cell>
          <table:table-cell table:style-name="ce18" office:value-type="string" calcext:value-type="string" table:number-columns-spanned="4" table:number-rows-spanned="1">
            <text:p>Im Gegensataz zu unserer früheren Vorstellung vom Nierenversagen (Urämie) und / oder starker Wasserretention des Gesamten Organismus und ganz speziell eines in Heilung befindlichen Organs – was wir dann Syndrom nennen – hat die Wasserretention ihren Biologischen Sinn. Der Organismsus scheidet mindestens 150-200 ml aus (Oligurie bzw. quasi Anurie) mit denen er aber die notwendigen harnpflichtigen Substanzen ausscheiden kann (Urämie), auch wenn dabei die Kreatinwerte bis auf 12-14mg% ansteigen können. Es gibt alle abstufungen des Betroffenseins der Nieren und der sog. Urämie, weil beide Nieren je drei Niereneicheletagen haben, die unabhängig von einander betroffen sein können oder nicht. Eine Nierentransplantation erübrigt sich in der Neuen Medizin zu etwa 90%, wenn an die Lösung des zugrundeliegenden Exitenzkonflikts gezielt angehen kann. Auch die Erhöhung des Harnstoffs (Kreatin im Serum) und der Harnsäure (bei Gicht) im Serum hat einen biologischen Sinn bei drohendem Eiweiß = Nahrungsmangel, der Organismus kann nämlich kein eieiß recyclen</text:p>
          </table:table-cell>
          <table:covered-table-cell table:number-columns-repeated="3"/>
          <table:table-cell table:style-name="ce3"/>
          <table:table-cell table:style-name="ce18" office:value-type="string" calcext:value-type="string" table:number-columns-spanned="5" table:number-rows-spanned="1">
            <text:p>Im Gegensataz zu unserer früheren Vorstellung vom Nierenversagen (Urämie) und / oder starker Wasserretention des Gesamten Organismus und ganz speziell eines in Heilung befindlichen Organs – was wir dann Syndrom nennen – hat die Wasserretention ihren Biologischen Sinn. Der Organismsus scheidet mindestens 150-200 ml aus (Oligurie bzw. quasi Anurie) mit denen er aber die notwendigen harnpflichtigen Substanzen ausscheiden kann (Urämie), auch wenn dabei die Kreatinwerte bis auf 12-14mg% ansteigen können. Es gibt alle abstufungen des Betroffenseins der Nieren und der sog. Urämie, weil beide Nieren je drei Niereneicheletagen haben, die unabhängig von einander betroffen sein können oder nicht. Eine Nierentransplantation erübrigt sich in der Neuen Medizin zu etwa 90%, wenn an die Lösung des zugrundeliegenden Exitenzkonflikts gezielt angehen kann.</text:p>
          </table:table-cell>
          <table:covered-table-cell table:number-columns-repeated="4"/>
          <table:table-cell table:style-name="ce3"/>
          <table:table-cell table:number-columns-repeated="1011"/>
        </table:table-row>
        <table:table-row table:style-name="ro6">
          <table:table-cell table:style-name="ce3" office:value-type="float" office:value="2" calcext:value-type="float">
            <text:p>2</text:p>
          </table:table-cell>
          <table:table-cell table:style-name="ce3" table:number-columns-repeated="12"/>
          <table:table-cell table:number-columns-repeated="1011"/>
        </table:table-row>
        <table:table-row table:style-name="ro7">
          <table:table-cell table:style-name="ce3"/>
          <table:table-cell table:style-name="ce18" office:value-type="string" calcext:value-type="string" table:number-columns-spanned="1" table:number-rows-spanned="2">
            <text:p>Nierennebenmark = Blastom</text:p>
            <text:p>Links</text:p>
            <text:p>(Phäochromozytom)</text:p>
          </table:table-cell>
          <table:table-cell table:style-name="ce18" office:value-type="string" calcext:value-type="string" table:number-columns-spanned="1" table:number-rows-spanned="2">
            <text:p>unerträglich starker stress</text:p>
          </table:table-cell>
          <table:table-cell table:style-name="ce18" office:value-type="string" calcext:value-type="string" table:number-columns-spanned="1" table:number-rows-spanned="2">
            <text:p>HH im bereich des autonomen Nervensystems (Grenzstrang des Symphatikus)</text:p>
            <text:p>Neuroganglion</text:p>
          </table:table-cell>
          <table:table-cell table:style-name="ce18" office:value-type="string" calcext:value-type="string">
            <text:p>Biologischer Sinn: in einer starken Stress-Situation eine bestimmte notwendige Leistung zu erbringen</text:p>
          </table:table-cell>
          <table:table-cell table:style-name="ce18" office:value-type="string" calcext:value-type="string" table:number-columns-spanned="1" table:number-rows-spanned="2">
            <text:p>In der pcl-Phase eventuell Nebennierenmarks “Apoplexie“ (Kavemen-Tbc)</text:p>
          </table:table-cell>
          <table:table-cell table:style-name="ce3"/>
          <table:table-cell table:style-name="ce18" office:value-type="string" calcext:value-type="string" table:number-columns-spanned="1" table:number-rows-spanned="2">
            <text:p>Nierennebenmark = Blastom</text:p>
            <text:p>Rechts</text:p>
            <text:p>(Phäochromozytom)</text:p>
          </table:table-cell>
          <table:table-cell table:style-name="ce18" office:value-type="string" calcext:value-type="string" table:number-columns-spanned="1" table:number-rows-spanned="2">
            <text:p>unerträglich starker stress</text:p>
          </table:table-cell>
          <table:table-cell table:style-name="ce18" office:value-type="string" calcext:value-type="string" table:number-columns-spanned="1" table:number-rows-spanned="2">
            <text:p>HH im bereich des autonomen Nervensystems (Grenzstrang des Symphatikus)</text:p>
          </table:table-cell>
          <table:table-cell table:style-name="ce18" office:value-type="string" calcext:value-type="string">
            <text:p>Biologischer Sinn: in einer starken Stress-Situation eine bestimmte notwendige Leistung zu erbringen</text:p>
          </table:table-cell>
          <table:table-cell office:value-type="string" calcext:value-type="string" table:number-columns-spanned="1" table:number-rows-spanned="2">
            <text:p>In der pcl-Phase eventuell Nebennierenmarks “Apoplexie“ (Kavemen-Tbc)</text:p>
          </table:table-cell>
          <table:table-cell table:style-name="ce3"/>
          <table:table-cell table:number-columns-repeated="1011"/>
        </table:table-row>
        <table:table-row table:style-name="ro8">
          <table:table-cell table:style-name="ce3"/>
          <table:covered-table-cell table:number-columns-repeated="3" table:style-name="ce19"/>
          <table:table-cell table:style-name="ce18" office:value-type="string" calcext:value-type="string">
            <text:p>Phäochromozytom, Noradrenalin und Dopaminerhöhung (Primäres Katecholamin) und Adrenalinvermehrung (sekundäres Katecholamin)</text:p>
          </table:table-cell>
          <table:covered-table-cell/>
          <table:table-cell table:style-name="ce3"/>
          <table:covered-table-cell table:number-columns-repeated="3" table:style-name="ce19"/>
          <table:table-cell table:style-name="ce18" office:value-type="string" calcext:value-type="string">
            <text:p>Phäochromozytom, Noradrenalin und Dopaminerhöhung (Primäres Katecholamin) und Adrenalinvermehrung (sekundäres Katecholamin)</text:p>
          </table:table-cell>
          <table:covered-table-cell/>
          <table:table-cell table:style-name="ce3"/>
          <table:table-cell table:number-columns-repeated="1011"/>
        </table:table-row>
        <table:table-row table:style-name="ro6" table:number-rows-repeated="1048567">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13">00.00.0000</text:date>, <text:time style:data-style-name="N2" text:time-value="15:40:02.140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3T13:54:51.762000000</meta:creation-date>
    <dc:date>2022-02-13T16:44:02.546000000</dc:date>
    <meta:editing-duration>PT1H24M27S</meta:editing-duration>
    <meta:editing-cycles>4</meta:editing-cycles>
    <meta:generator>LibreOffice/7.3.0.3$Windows_X86_64 LibreOffice_project/0f246aa12d0eee4a0f7adcefbf7c878fc2238db3</meta:generator>
    <meta:document-statistic meta:table-count="1" meta:cell-count="31" meta:object-count="0"/>
  </office:meta>
</office:document-meta>
</file>